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paragraph-properties fo:margin-left="0cm" fo:margin-right="0cm" fo:text-align="center" style:justify-single-word="false" fo:text-indent="0cm" style:auto-text-indent="false"/>
      <style:text-properties style:font-name="Times New Roman" fo:font-size="10pt" style:font-size-asian="8.75pt" style:font-size-complex="10pt"/>
    </style:style>
    <style:style style:name="P3" style:family="paragraph" style:parent-style-name="Preformatted_20_Text">
      <style:paragraph-properties fo:margin-left="0cm" fo:margin-right="0cm" fo:text-indent="0cm" style:auto-text-indent="false"/>
      <style:text-properties style:font-name="Times New Roman" fo:font-size="10pt" fo:font-style="normal" style:font-size-asian="8.75pt" style:font-style-asian="normal" style:font-size-complex="10pt" style:font-style-complex="normal"/>
    </style:style>
    <style:style style:name="P4" style:family="paragraph" style:parent-style-name="Preformatted_20_Text">
      <style:paragraph-properties fo:margin-left="1.251cm" fo:margin-right="0cm" fo:text-indent="0cm" style:auto-text-indent="false"/>
      <style:text-properties style:font-name="Courier 10 Pitch" fo:font-size="8pt" fo:font-style="normal" style:font-size-asian="8pt" style:font-style-asian="normal" style:font-size-complex="8pt" style:font-style-complex="normal"/>
    </style:style>
    <style:style style:name="P5" style:family="paragraph" style:parent-style-name="Preformatted_20_Text">
      <style:paragraph-properties fo:margin-left="1.251cm" fo:margin-right="0cm" fo:text-indent="0cm" style:auto-text-indent="false"/>
      <style:text-properties style:font-name="Courier New" fo:font-size="8pt" fo:font-style="normal" style:font-size-asian="8pt" style:font-style-asian="normal" style:font-size-complex="8pt" style:font-style-complex="normal"/>
    </style:style>
    <style:style style:name="P6" style:family="paragraph" style:parent-style-name="Preformatted_20_Text">
      <style:paragraph-properties fo:margin-left="1.251cm" fo:margin-right="0cm" fo:text-indent="0cm" style:auto-text-indent="false"/>
      <style:text-properties style:font-name="Courier 10 Pitch" fo:font-size="8pt" fo:font-style="normal" style:font-size-asian="8pt" style:font-style-asian="normal" style:font-size-complex="8pt" style:font-style-complex="normal"/>
    </style:style>
    <style:style style:name="P7" style:family="paragraph" style:parent-style-name="Preformatted_20_Text">
      <style:paragraph-properties fo:margin-left="0cm" fo:margin-right="0cm" fo:text-indent="0cm" style:auto-text-indent="false"/>
      <style:text-properties style:font-name="Times New Roman" fo:font-size="10pt" fo:font-style="normal" style:font-size-asian="8.75pt" style:font-style-asian="normal" style:font-size-complex="10pt"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text:span text:style-name="T1">Scelta della versione di PHP per il front-end</text:span></text:h>
      <text:p text:style-name="Preformatted_20_Text"/>
      <text:p text:style-name="Preformatted_20_Text">Il Changelog per la versione 5.3 di PHP, rilasciata il 30 giugno 2009, recita "Replaced all flex based scanners with re2c based scanners. (Marcus, Nuno, Scott)" [http://it2.php.net/ChangeLog-5.php], il che significa che da quel momento in poi PHP ha rimpiazzato Flex con RE2C, uno scanner C/C++ rigorosamente open [http://re2c.org/] che promette di generare analizzatori lessicali molto veloci e più flessibili di Flex [http://marc.info/?l=php-internals&amp;m=120449656400467&amp;w=2]. Come si legge in una email alla lista degli sviluppatori di PHP, Marcus Boerger, Nuno Lopes, Scott MacVicar, oltre a voler ottenere un analizzatore più rapido, sono stati spinti allo switch dal fatto che l'analizzatore di PHP fino alla versione 5.3 usava una versione datata di Flex. Quindi, nello sviluppo dell'interprete PHP, la scelta sarebbe stata o di aggiornare ad una versione più recente di Flex o di rimpiazzarlo totalmente. Dai test fatti in quel periodo i tre hanno ottenuto incrementi del 20% nelle performance dello scanner, e del 2% nei test sul codice, il tutto senza ottimizzazioni. Infine ulteriori vantaggi previsti nell'utilizzo di RE2C erano dati dal supporto alle principali codifiche (ASCII, UTF-8, UTF-16, UTF-32), l'integrazione con Lemon [Nota 1] (prevista per le versioni future di PHP), ed in ultimo la possibilità di ottenere uno scanner reentrant [Nota 2].</text:p>
      <text:p text:style-name="Preformatted_20_Text"/>
      <text:p text:style-name="Preformatted_20_Text">Quanto detto proviene da una analisi volta alla scelta di una versione di partenza del linguaggio PHP per la generazione del front-end, utilizzando come base di partenza un sottoinsieme delle regole dell'analizzatore lessicale realmente implementato nel traduttore ufficiale del linguaggio.</text:p>
      <text:p text:style-name="Preformatted_20_Text">Questa scelta favorirà la stesura delle regole per l'analisi sintattica ma, consapevolmente, limiterà l'uso del traduttore sviluppato alla versione 5.2 del linguaggio.</text:p>
      <text:p text:style-name="Preformatted_20_Text">A favore di questa scelta si è visto che la versione del linguaggio scelta, al tempo in cui si scrive, é ancora largamente utilizzata da molti dei maggiori Hosting Provider per la produzione di pagine web ed applicativi PHP lato server, che permettono di eseguire sui loro server sia codice PHP 5.2 che 5.3. Inoltre si evidenzia che, data la modularità delle varie componenti del front-end, sarà sempre possibile sviluppare una versione del generatore dell' analizzatore lessicale per le versioni di PHP dalla 5.3 in poi. </text:p>
      <text:p text:style-name="Preformatted_20_Text">In ultimo, ma non meno importante, vi è la retro compatibilità del linguaggio stesso ed il fattore che, per gli scopi di questo lavoro, si utilizzeranno solo i costrutti principali del linguaggio e si sfoltiranno articolazioni complesse dello stesso, come le nuove caratteristiche aggiunte con la versione 5.3, quali il supporto completo alle funzioni anonime ed alle chiusure [Nota 3]. </text:p>
      <text:p text:style-name="Preformatted_20_Text"/>
      <text:p text:style-name="Preformatted_20_Text">Dopo le premesse sulla scelta della versione del linguaggio, si procede al suo prelievo dalla fonti ufficiali, seguendo il metodo che le stesse suggeriscono.</text:p>
      <text:p text:style-name="Preformatted_20_Text"><text:s text:c="2"/></text:p>
      <text:p text:style-name="Preformatted_20_Text">Prelievo dei sorgenti di PHP 5.2 tramite SVN [REF: http://www.php.net/svn.php]</text:p>
      <text:p text:style-name="Preformatted_20_Text"/>
      <text:p text:style-name="P1">Comando</text:p>
      <text:p text:style-name="Preformatted_20_Text">svn checkout https://svn.php.net/repository/php/php-src/branches/PHP_5_2 php-src-5.2</text:p>
      <text:p text:style-name="Preformatted_20_Text"/>
      <text:p text:style-name="Preformatted_20_Text">Nota 1 (Lemon): [http://www.hwaci.com/sw/lemon/] Generatore di Parser LARL(1) non compatibile con YACC/BISON che a detta degli autori usa una grammatica meno predisposta ad errori di programmazione, che genera parser rientranti e thread-safe. Infine usa non terminali "distruttori" che rendono più semplice scrivere scanner che non consumano troppa memoria.</text:p>
      <text:p text:style-name="Preformatted_20_Text"/>
      <text:p text:style-name="Preformatted_20_Text">Nota 2 (Reentrant scanners): possibilità per una scanner di essere eseguito su più thread. come si legge dal manuale, anche Flex offre questa capacità [http://flex.sourceforge.net/manual/Reentrant.html].</text:p>
      <text:p text:style-name="Preformatted_20_Text"/>
      <text:p text:style-name="Preformatted_20_Text">Nota 3 (funzioni anonime|chiusure): le prime, dette anche funzioni costanti o letterali, sono funzioni che non hanno un identificatore e vengono solitamente annidate in chiamate ad altre funzioni che ne utilizzano il valore di ritorno condividendone le variabili della firma[http://en.wikipedia.org/wiki/Anonymous_function]. Le seconde servono per astrarre il funzionamento dello stato per le classi nella programmazione ad oggetti, nella fattispecie la possibilità di accedere a variabili modificate tra chiamate successive alla funzione. Nei linguaggi C-like è possibile ottenere questo risultato mediante l'uso di variabili globali statiche <text:s/>[http://en.wikipedia.org/wiki/Closure]</text:p>
      <text:h text:style-name="Heading_20_2" text:outline-level="2">Definizioni Flex per PHP 5.2 </text:h>
      <text:p text:style-name="Preformatted_20_Text">Analizzando il file <text:span text:style-name="T2">php-src-5.2/Zend/zend_language_scanner.l,</text:span><text:span text:style-name="T3">nella cartella dei sorgenti scaricata dal repository SVN ufficiale, alla riga 896 troviamo, nella sezione dedicata alle definizioni:</text:span></text:p>
      <text:p text:style-name="Preformatted_20_Text"/>
      <text:p text:style-name="P4">896<text:tab/>LNUM<text:tab/>[0-9]+</text:p>
      <text:p text:style-name="P4">897<text:tab/>DNUM<text:tab/>([0-9]*[\.][0-9]+)|([0-9]+[\.][0-9]*)</text:p>
      <text:p text:style-name="P4">898<text:tab/>EXPONENT_DNUM<text:tab/>(({LNUM}|{DNUM})[eE][+-]?{LNUM})</text:p>
      <text:p text:style-name="P4"><text:soft-page-break/>899<text:tab/>HNUM<text:tab/>"0x"[0-9a-fA-F]+</text:p>
      <text:p text:style-name="P4">900<text:tab/>LABEL<text:tab/>[a-zA-Z_\x7f-\xff][a-zA-Z0-9_\x7f-\xff]*</text:p>
      <text:p text:style-name="P4">901<text:tab/>WHITESPACE [ \n\r\t]+</text:p>
      <text:p text:style-name="P4">902<text:tab/>TABS_AND_SPACES [ \t]*</text:p>
      <text:p text:style-name="P4">903<text:tab/>TOKENS [;:,.\[\]()|^&amp;+-/*=%!~$&lt;&gt;?@]</text:p>
      <text:p text:style-name="P4">904<text:tab/>ANY_CHAR (.|[\n])</text:p>
      <text:p text:style-name="P4">905<text:tab/>NEWLINE ("\r"|"\n"|"\r\n")</text:p>
      <text:p text:style-name="P4">906<text:tab/></text:p>
      <text:p text:style-name="P4">907<text:tab/>/*</text:p>
      <text:p text:style-name="P4">908<text:tab/> * LITERAL_DOLLAR matches unescaped $ that aren't followed by a label character</text:p>
      <text:p text:style-name="P4">909<text:tab/> * or a { and therefore will be taken literally. The case of literal $ before</text:p>
      <text:p text:style-name="P4">910<text:tab/> * a variable or "${" is handled in a rule for each string type</text:p>
      <text:p text:style-name="P4">911<text:tab/> */</text:p>
      <text:p text:style-name="P4">912<text:tab/>DOUBLE_QUOTES_LITERAL_DOLLAR ("$"+([^a-zA-Z_\x7f-\xff$"\\{]|("\\"{ANY_CHAR})))</text:p>
      <text:p text:style-name="P4">913<text:tab/>BACKQUOTE_LITERAL_DOLLAR <text:s text:c="4"/>("$"+([^a-zA-Z_\x7f-\xff$`\\{]|("\\"{ANY_CHAR})))</text:p>
      <text:p text:style-name="P4">914<text:tab/>HEREDOC_LITERAL_DOLLAR <text:s text:c="6"/>("$"+([^a-zA-Z_\x7f-\xff$\n\r\\{]|("\\"[^\n\r])))</text:p>
      <text:p text:style-name="P4">915<text:tab/></text:p>
      <text:p text:style-name="P4">916<text:tab/>/*</text:p>
      <text:p text:style-name="P4">917<text:tab/> * Usually, HEREDOC_NEWLINE will just function like a simple NEWLINE, but some</text:p>
      <text:p text:style-name="P4">918<text:tab/> * special cases need to be handled. HEREDOC_CHARS doesn't allow a line to</text:p>
      <text:p text:style-name="P4">919<text:tab/> * match when { or $, and/or \ is at the end. (("{"*|"$"*)"\\"?) handles that,</text:p>
      <text:p text:style-name="P4">920<text:tab/> * along with cases where { or $, and/or \ is the ONLY thing on a line</text:p>
      <text:p text:style-name="P4">921<text:tab/> *</text:p>
      <text:p text:style-name="P4">922<text:tab/> * The other case is when a line contains a label, followed by ONLY</text:p>
      <text:p text:style-name="P4">923<text:tab/> * { or $, and/or \ <text:s/>Handled by ({LABEL}";"?((("{"+|"$"+)"\\"?)|"\\"))</text:p>
      <text:p text:style-name="P4">924<text:tab/> */</text:p>
      <text:p text:style-name="P4">925<text:tab/>HEREDOC_NEWLINE ((({LABEL}";"?((("{"+|"$"+)"\\"?)|"\\"))|(("{"*|"$"*)"\\"?)){NEWLINE})</text:p>
      <text:p text:style-name="P4">926<text:tab/></text:p>
      <text:p text:style-name="P4">927<text:tab/>/*</text:p>
      <text:p text:style-name="P4">928<text:tab/> * This pattern is just used in the next 2 for matching { or literal $, and/or</text:p>
      <text:p text:style-name="P4">929<text:tab/> * \ escape sequence immediately at the beginning of a line or after a label</text:p>
      <text:p text:style-name="P4">930<text:tab/> */</text:p>
      <text:p text:style-name="P4">931<text:tab/>HEREDOC_CURLY_OR_ESCAPE_OR_DOLLAR (("{"+[^$\n\r\\{])|("{"*"\\"[^\n\r])|{HEREDOC_LITERAL_DOLLAR})</text:p>
      <text:p text:style-name="P4">932<text:tab/></text:p>
      <text:p text:style-name="P4">933<text:tab/>/*</text:p>
      <text:p text:style-name="P4">934<text:tab/> * These 2 label-related patterns allow HEREDOC_CHARS to continue "regular"</text:p>
      <text:p text:style-name="P4">935<text:tab/> * matching after a newline that starts with either a non-label character or a</text:p>
      <text:p text:style-name="P4">936<text:tab/> * label that isn't followed by a newline. Like HEREDOC_CHARS, they won't match</text:p>
      <text:p text:style-name="P4">937<text:tab/> * a variable or "{$" <text:s/>Matching a newline, and possibly label, up TO a variable</text:p>
      <text:p text:style-name="P4">938<text:tab/> * or "{$", is handled in the heredoc rules</text:p>
      <text:p text:style-name="P4">939<text:tab/> *</text:p>
      <text:p text:style-name="P4">940<text:tab/> * The HEREDOC_LABEL_NO_NEWLINE pattern (";"[^$\n\r\\{]) handles cases where ;</text:p>
      <text:p text:style-name="P4">941<text:tab/> * follows a label. [^a-zA-Z0-9_\x7f-\xff;$\n\r\\{] is needed to prevent a label</text:p>
      <text:p text:style-name="P4">942<text:tab/> * character or ; from matching on a possible (real) ending label</text:p>
      <text:p text:style-name="P4">943<text:tab/> */</text:p>
      <text:p text:style-name="P4">944<text:tab/>HEREDOC_NON_LABEL ([^a-zA-Z_\x7f-\xff$\n\r\\{]|{HEREDOC_CURLY_OR_ESCAPE_OR_DOLLAR})</text:p>
      <text:p text:style-name="P4">945<text:tab/>HEREDOC_LABEL_NO_NEWLINE ({LABEL}([^a-zA-Z0-9_\x7f-\xff;$\n\r\\{]|(";"[^$\n\r\\{])|(";"?{HEREDOC_CURLY_OR_ESCAPE_OR_DOLLAR})))</text:p>
      <text:p text:style-name="P4">946<text:tab/></text:p>
      <text:p text:style-name="P4">947<text:tab/>/*</text:p>
      <text:p text:style-name="P4">948<text:tab/> * CHARS matches everything up to a variable or "{$"</text:p>
      <text:p text:style-name="P4">949<text:tab/> * {'s are matched as long as they aren't followed by a $</text:p>
      <text:p text:style-name="P4">950<text:tab/> * The case of { before "{$" is handled in a rule for each string type</text:p>
      <text:p text:style-name="P4">951<text:tab/> *</text:p>
      <text:p text:style-name="P4">952<text:tab/> * For heredocs, matching continues across/after newlines if/when it's known</text:p>
      <text:p text:style-name="P4">953<text:tab/> * that the next line doesn't contain a possible ending label</text:p>
      <text:p text:style-name="P4">954<text:tab/> */</text:p>
      <text:p text:style-name="P4">955<text:tab/>DOUBLE_QUOTES_CHARS ("{"*([^$"\\{]|("\\"{ANY_CHAR}))|{DOUBLE_QUOTES_LITERAL_DOLLAR})</text:p>
      <text:p text:style-name="P4">956<text:tab/>BACKQUOTE_CHARS <text:s text:c="4"/>("{"*([^$`\\{]|("\\"{ANY_CHAR}))|{BACKQUOTE_LITERAL_DOLLAR})</text:p>
      <text:p text:style-name="P4">957<text:tab/>HEREDOC_CHARS <text:s text:c="6"/>("{"*([^$\n\r\\{]|("\\"[^\n\r]))|{HEREDOC_LITERAL_DOLLAR}|({HEREDOC_NEWLINE}+({HEREDOC_NON_LABEL}|{HEREDOC_LABEL_NO_NEWLINE})))</text:p>
      <text:p text:style-name="P4"/>
      <text:p text:style-name="P4"/>
      <text:p text:style-name="P3"/>
      <text:p text:style-name="P2"><text:span text:style-name="T3">Codice delle definizioni dello scanner dal file </text:span><text:span text:style-name="T2">php-src-5.2/Zend/zend_language_scanner.l</text:span><text:span text:style-name="T3"> da PHP 5.2-SVN</text:span></text:p>
      <text:p text:style-name="P3"/>
      <text:p text:style-name="P3">Analizzando nel dettaglio le definizioni dei token si vede che la linea 896 è la regex (REGular EXpression) che definisce un numero intero; a seguire troviamo la definizione di un decimale, rappresentabile in due modi, o iniziante con un punto seguito da almeno un simbolo numerico per i decimali (nel caso una cifra non abbia un valore maggiore di 1) oppure con un numero seguito da un punto, con o senza cifre decimali a seguire. In seguito troviamo la regola di definizione di una cifra esponenziale definita a partire dalle precedenti ed in particolare indicante che un esponenziale è costituito da un intero o da un decimale seguito o dal letterale 'e' oppure 'E', seguito opzionalmente da un simbolo di segno, e terminante con un intero.</text:p>
      <text:p text:style-name="P3"><text:s/>A seguire vengono definite le LABEL [Nota 4] del linguaggio, ovvero i nomi ammessi per gli identificatori. Come si <text:soft-page-break/>può leggere è ammesso poter iniziare con un carattere nel range dei caratteri alfabetici dalla a alla z, maiuscoli e minuscoli, un underscore, <text:s/>o gli i letterali esadecimali UNICODE UTF-8 da '\x7f' a '\xff' (127-255). </text:p>
      <text:p text:style-name="P3"/>
      <text:p text:style-name="P3">Un semplice script che in una pagina HTML permette di visualizzare i caratteri nel range intero 127-255</text:p>
      <text:p text:style-name="P3"/>
      <text:p text:style-name="P5">&lt;html lang="en-EN"&gt; </text:p>
      <text:p text:style-name="P5">&lt;head&gt;</text:p>
      <text:p text:style-name="P5">&lt;meta http-equiv="Content-Type" content="text/html; charset=UTF-8"/&gt; </text:p>
      <text:p text:style-name="P5">&lt;title&gt;Test PHP label Exadecimal range&lt;/title&gt;</text:p>
      <text:p text:style-name="P5">&lt;/head&gt;</text:p>
      <text:p text:style-name="P5">&lt;body style="font-family:DejaVu Sans, Courier New, Arial; font-size:8px;"&gt;</text:p>
      <text:p text:style-name="P5">&lt;?php</text:p>
      <text:p text:style-name="P5">header('Content-type:text/html; charset=utf-8');</text:p>
      <text:p text:style-name="P5"/>
      <text:p text:style-name="P5"><text:s text:c="4"/>function unichr($u) {</text:p>
      <text:p text:style-name="P5"><text:s text:c="8"/>return mb_convert_encoding('&amp;#'.intval($u).';', 'UTF-8', 'HTML-ENTITIES$</text:p>
      <text:p text:style-name="P5"><text:s text:c="4"/>}</text:p>
      <text:p text:style-name="P5"/>
      <text:p text:style-name="P5"><text:s text:c="4"/>echo "&lt;table&gt;&lt;tr&gt;&lt;td&gt;Int val&lt;/td&gt;&lt;td&gt;Char&lt;/td&gt;&lt;/tr&gt;";</text:p>
      <text:p text:style-name="P5"><text:s text:c="4"/>for($i = hexdec("7f"); $i &lt;= hexdec("ff"); $i++) </text:p>
      <text:p text:style-name="P5"><text:s text:c="8"/>echo "&lt;tr&gt;&lt;td&gt;$i&lt;/td&gt;&lt;td&gt;". unichr($i)."&lt;/td&gt;&lt;/tr&gt;\n";</text:p>
      <text:p text:style-name="P5"><text:s text:c="4"/>echo "&lt;/table&gt;";</text:p>
      <text:p text:style-name="P5">?&gt;</text:p>
      <text:p text:style-name="P5">&lt;/body&gt;</text:p>
      <text:p text:style-name="P5">&lt;/html&gt;</text:p>
      <text:p text:style-name="P3"/>
      <text:p text:style-name="P3">Le righe 901 <text:s/>e 902 definiscono whitespace, tabulazioni, carriage return e newline. La riga 903 definisce i token, ovvero i simboli usati nel linguaggio che permettono di identificare un particolare costrutto o di svolgere particolari operazioni. Da notare l'inclusione del simbolo '$' che in PHP permette di definire le variabili. La 904 definisce tramite i metacaratteri '.' e '\n' un singolo carattere. <text:s/></text:p>
      <text:p text:style-name="P3">Le righe da 912 a 913 definiscono usi particolari del simbolo '$', ovvero quando é da interpretare come letterale e non come token. Come pronuncia la nota di commento che precede le linee di codice, un carattere '$' non preceduto da escape e non seguito da una label o da parentesi graffe è da considerare come letterale. </text:p>
      <text:p text:style-name="P3">Le righe da 914 a 957 trattano la notazione HEREDOC, una sintassi PHP utile a definire stringhe di testo su linee multiple.</text:p>
      <text:p text:style-name="P3"/>
      <text:p text:style-name="P3"/>
      <text:p text:style-name="P3"/>
      <text:p text:style-name="P3"/>
      <text:p text:style-name="P3">Nota 4: <text:s/>LABEL [http://it2.php.net/manual/en/language.constants.ph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DejaVu Sans Light" style:font-size-asian="10.5pt" style:language-asian="it" style:country-asian="IT" style:font-name-complex="Free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date>2012-02-12T15:31:01</dc:date>
    <meta:editing-duration>PT6H29M15S</meta:editing-duration>
    <meta:editing-cycles>15</meta:editing-cycles>
    <meta:document-statistic meta:table-count="0" meta:image-count="0" meta:object-count="0" meta:page-count="3" meta:paragraph-count="104" meta:word-count="1467" meta:character-count="10569" meta:non-whitespace-character-count="9092"/>
  </office:meta>
</office:document-meta>
</file>